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printed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3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.sorted(key=lambda a: a.date_maturity)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vat_discriminat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printed_tax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0-07T08:48:19.437789183</dc:date>
    <meta:editing-duration>P1DT23H44M59S</meta:editing-duration>
    <meta:editing-cycles>354</meta:editing-cycles>
    <meta:generator>LibreOffice/4.2.8.2$Linux_X86_64 LibreOffice_project/420m0$Build-2</meta:generator>
    <meta:document-statistic meta:table-count="6" meta:image-count="0" meta:object-count="0" meta:page-count="1" meta:paragraph-count="85" meta:word-count="386" meta:character-count="1992" meta:non-whitespace-character-count="1885"/>
  </office:meta>
</office:document-meta>
</file>